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language="ru" fo:country="RU" officeooo:rsid="000e37cf" officeooo:paragraph-rsid="0017ad05"/>
    </style:style>
    <style:style style:name="P2" style:family="paragraph" style:parent-style-name="Standard">
      <style:paragraph-properties fo:text-align="justify" style:justify-single-word="false"/>
      <style:text-properties style:font-name="Times New Roman" fo:language="ru" fo:country="RU" officeooo:rsid="001823dc" officeooo:paragraph-rsid="001823dc"/>
    </style:style>
    <style:style style:name="P3" style:family="paragraph" style:parent-style-name="Standard">
      <style:text-properties style:font-name="Times New Roman" fo:font-style="italic" fo:font-weight="bold" officeooo:rsid="000c984f" officeooo:paragraph-rsid="0017ad05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Times New Roman" officeooo:rsid="000c984f" officeooo:paragraph-rsid="0017ad05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rsid="000c984f" officeooo:paragraph-rsid="0017ad05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en" fo:country="US" officeooo:rsid="000e37cf" officeooo:paragraph-rsid="0017ad05"/>
    </style:style>
    <style:style style:name="P7" style:family="paragraph" style:parent-style-name="Standard">
      <style:paragraph-properties fo:text-align="justify" style:justify-single-word="false"/>
      <style:text-properties style:font-name="Times New Roman" fo:language="en" fo:country="US" officeooo:rsid="0017ad05" officeooo:paragraph-rsid="0017ad05"/>
    </style:style>
    <style:style style:name="P8" style:family="paragraph" style:parent-style-name="Standard">
      <style:paragraph-properties fo:text-align="justify" style:justify-single-word="false"/>
      <style:text-properties style:font-name="Times New Roman" fo:language="en" fo:country="US" officeooo:rsid="0017ad05" officeooo:paragraph-rsid="001823dc"/>
    </style:style>
    <style:style style:name="P9" style:family="paragraph" style:parent-style-name="Standard">
      <style:paragraph-properties fo:text-align="justify" style:justify-single-word="false"/>
      <style:text-properties style:font-name="Times New Roman" fo:language="ru" fo:country="RU" officeooo:rsid="0018e652" officeooo:paragraph-rsid="0018e652"/>
    </style:style>
    <style:style style:name="P10" style:family="paragraph" style:parent-style-name="Standard">
      <style:paragraph-properties fo:text-align="justify" style:justify-single-word="false"/>
      <style:text-properties style:font-name="Times New Roman" fo:language="ru" fo:country="RU" officeooo:rsid="0019605b" officeooo:paragraph-rsid="0019605b"/>
    </style:style>
    <style:style style:name="P11" style:family="paragraph" style:parent-style-name="Standard">
      <style:paragraph-properties fo:text-align="justify" style:justify-single-word="false"/>
      <style:text-properties style:font-name="Times New Roman" fo:language="ru" fo:country="RU" officeooo:rsid="001c1c0f" officeooo:paragraph-rsid="001be7d7"/>
    </style:style>
    <style:style style:name="P12" style:family="paragraph" style:parent-style-name="Standard">
      <style:paragraph-properties fo:text-align="justify" style:justify-single-word="false"/>
      <style:text-properties style:font-name="Times New Roman" fo:language="ru" fo:country="RU" officeooo:rsid="001be7d7" officeooo:paragraph-rsid="001be7d7"/>
    </style:style>
    <style:style style:name="P13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0.7cm" style:auto-text-indent="false" style:page-number="auto" fo:background-color="transparent"/>
      <style:text-properties style:font-name="Times New Roman" fo:language="ru" fo:country="RU" officeooo:rsid="001823dc" officeooo:paragraph-rsid="001823dc"/>
    </style:style>
    <style:style style:name="P14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.7cm" style:auto-text-indent="false" fo:background-color="transparent"/>
      <style:text-properties style:font-name="Times New Roman" fo:language="ru" fo:country="RU" officeooo:rsid="001823dc" officeooo:paragraph-rsid="001823dc"/>
    </style:style>
    <style:style style:name="P15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.7cm" style:auto-text-indent="false" fo:background-color="transparent"/>
      <style:text-properties style:font-name="Times New Roman" fo:language="en" fo:country="US" officeooo:rsid="001823dc" officeooo:paragraph-rsid="001823dc"/>
    </style:style>
    <style:style style:name="P16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.7cm" style:auto-text-indent="false" fo:background-color="transparent"/>
      <style:text-properties style:font-name="Times New Roman" fo:language="en" fo:country="US" officeooo:rsid="00185122" officeooo:paragraph-rsid="00185122"/>
    </style:style>
    <style:style style:name="P17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.7cm" style:auto-text-indent="false" fo:background-color="transparent"/>
      <style:text-properties style:font-name="Times New Roman" fo:language="en" fo:country="US" officeooo:rsid="0018e652" officeooo:paragraph-rsid="0018e65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ad05"/>
    </style:style>
    <style:style style:name="T3" style:family="text">
      <style:text-properties officeooo:rsid="000de47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ad05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language="ru" fo:country="RU" fo:font-weight="normal" officeooo:rsid="0017ad05" style:font-weight-asian="normal" style:font-weight-complex="normal"/>
    </style:style>
    <style:style style:name="T9" style:family="text">
      <style:text-properties fo:language="ru" fo:country="RU" fo:font-weight="normal" officeooo:rsid="000e37cf" style:font-weight-asian="normal" style:font-weight-complex="normal"/>
    </style:style>
    <style:style style:name="T10" style:family="text">
      <style:text-properties fo:language="ru" fo:country="RU" fo:font-weight="normal" officeooo:rsid="001823dc" style:font-weight-asian="normal" style:font-weight-complex="normal"/>
    </style:style>
    <style:style style:name="T11" style:family="text">
      <style:text-properties fo:language="ru" fo:country="RU" officeooo:rsid="001823dc"/>
    </style:style>
    <style:style style:name="T12" style:family="text">
      <style:text-properties fo:language="ru" fo:country="RU" officeooo:rsid="001a32b9"/>
    </style:style>
    <style:style style:name="T13" style:family="text">
      <style:text-properties fo:language="ru" fo:country="RU" officeooo:rsid="001b405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823dc" style:font-weight-asian="normal" style:font-weight-complex="normal"/>
    </style:style>
    <style:style style:name="T16" style:family="text">
      <style:text-properties fo:font-weight="normal" officeooo:rsid="001fd4d8" style:font-weight-asian="normal" style:font-weight-complex="normal"/>
    </style:style>
    <style:style style:name="T17" style:family="text">
      <style:text-properties officeooo:rsid="001823dc"/>
    </style:style>
    <style:style style:name="T18" style:family="text">
      <style:text-properties officeooo:rsid="001b4054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Задача №<text:span text:style-name="T2">4</text:span>.</text:p>
      <text:p text:style-name="P4"/>
      <text:p text:style-name="P5">Файл «Данные к задаче <text:span text:style-name="T2">4</text:span>.<text:span text:style-name="T1">ods</text:span>» содержит <text:span text:style-name="T3">данные об оценках студентов, обучавшихся на втором курсе отделения программной инженерии НИУ ВШЭ в 2014</text:span><text:span text:style-name="T2">–</text:span><text:span text:style-name="T3">2015 учебном году:</text:span></text:p>
      <text:p text:style-name="P6"><text:span text:style-name="T5">midterm </text:span><text:span text:style-name="T7">— </text:span><text:span text:style-name="T8">оценка за контрольную работу по курсу «Теория вероятностей и математическая статистика» (</text:span><text:span text:style-name="T10">из</text:span><text:span text:style-name="T8"> </text:span><text:span text:style-name="T15">70</text:span><text:span text:style-name="T8"> баллов);</text:span></text:p>
      <text:p text:style-name="P7"><text:span text:style-name="T4">exam </text:span><text:span text:style-name="T9">— </text:span><text:span text:style-name="T7">оценка за экзамен по тому же курсу (</text:span><text:span text:style-name="T10">из 100 баллов</text:span><text:span text:style-name="T7">);</text:span></text:p>
      <text:p text:style-name="P8"><text:span text:style-name="T4">female </text:span><text:span text:style-name="T9">— </text:span><text:span text:style-name="T10">1 для девушек, 0 для юношей.</text:span></text:p>
      <text:p text:style-name="P1"/>
      <text:p text:style-name="P2">Каждый вариант соответствует выборке из 48 юношей и 12 девушек.</text:p>
      <text:p text:style-name="P1"/>
      <text:p text:style-name="P1">Используя данные, соответствующие вашему варианту (номер варианта в файле добавлен к названиям переменных), <text:span text:style-name="T17">проведите исследование оценок, выполнив</text:span> следующие <text:span text:style-name="T17">обязательные </text:span>пункты задания.</text:p>
      <text:p text:style-name="P1"/>
      <text:list xml:id="list3014209900" text:style-name="L1">
        <text:list-item>
          <text:p text:style-name="P13">Оцените уравнение <draw:frame draw:style-name="fr1" draw:name="Объект1" text:anchor-type="as-char" svg:y="-0.377cm" svg:width="4.837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/>по данным о юношах и рассчитайте коэффициент детерминации <draw:frame draw:style-name="fr1" draw:name="Объект2" text:anchor-type="as-char" svg:y="-0.437cm" svg:width="0.624cm" svg:height="0.527cm" draw:z-index="1"><draw:object xlink:href="./Object 2" xlink:type="simple" xlink:show="embed" xlink:actuate="onLoad"/><draw:image xlink:href="./ObjectReplacements/Object 2" xlink:type="simple" xlink:show="embed" xlink:actuate="onLoad"/></draw:frame>.</text:p>
        </text:list-item>
        <text:list-item>
          <text:p text:style-name="P14">Представьте разброс оценок за контрольную и экзаменационную работы в виде диаграммы рассеяния с наложенной линией регрессии.</text:p>
        </text:list-item>
        <text:list-item>
          <text:p text:style-name="P15"><text:span text:style-name="T6">Проверьте гипотезу об отсутствии связи между оценками за экзамен и за контрольную (</text:span>F- <text:span text:style-name="T6">или </text:span>t-<text:span text:style-name="T6">статистикой — не важно).</text:span></text:p>
        </text:list-item>
        <text:list-item>
          <text:p text:style-name="P15"><text:span text:style-name="T12">Выполните</text:span><text:span text:style-name="T6"> пункты 1</text:span>–<text:span text:style-name="T6">3 для данных о девушках.</text:span></text:p>
        </text:list-item>
        <text:list-item>
          <text:p text:style-name="P15"><text:span text:style-name="T6">По объединённой выборке, включающей представителей каждого пола, оцените уравнение </text:span><text:span text:style-name="T6"><draw:frame draw:style-name="fr1" draw:name="Объект3" text:anchor-type="as-char" svg:y="-0.377cm" svg:width="10.664cm" svg:height="0.53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">.</text:span></text:p>
        </text:list-item>
        <text:list-item>
          <text:p text:style-name="P16"><text:span text:style-name="T6">Выясните, согласуются ли данные с утверждением, что регрессионная зависимость между оценками за экзамен и за контрольную одинакова для юношей и девушек </text:span><text:span text:style-name="T11">— </text:span><text:span text:style-name="T6">проверьте гипотезу </text:span><text:span text:style-name="T6"><draw:frame draw:style-name="fr1" draw:name="Объект4" text:anchor-type="as-char" svg:y="-0.377cm" svg:width="2.69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"><text:s/>против альтернативы </text:span><text:span text:style-name="T6"><draw:frame draw:style-name="fr1" draw:name="Объект5" text:anchor-type="as-char" svg:y="-0.437cm" svg:width="2.632cm" svg:height="0.59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.</text:span></text:p>
        </text:list-item>
        <text:list-item>
          <text:p text:style-name="P17"><text:span text:style-name="T6">Опишите результаты исследования в виде связного текста на естественном языке. В текст допустимо и в некоторых случаях уместно вставлять вывод программы, используемой для анализа </text:span><text:span text:style-name="T18">(</text:span><text:span text:style-name="T13">но не код — ему место в приложении</text:span><text:span text:style-name="T18">)</text:span><text:span text:style-name="T6">.</text:span></text:p>
        </text:list-item>
      </text:list>
      <text:p text:style-name="P9"/>
      <text:p text:style-name="P10">При проверке гипотез выбирайте любой уровень значимости от 1% до 10%.</text:p>
      <text:p text:style-name="P10"/>
      <text:p text:style-name="P11"><text:span text:style-name="T19">Темы для теоретических вопросов:</text:span><text:span text:style-name="T14"> </text:span></text:p>
      <text:p text:style-name="P12"><text:span text:style-name="T14">Метод наименьших квадратов.</text:span></text:p>
      <text:p text:style-name="P12"><text:span text:style-name="T14">Классическая линейная нормальная регрессионная модель.</text:span></text:p>
      <text:p text:style-name="P12"><text:span text:style-name="T14">Теорема Гаусса-Маркова.</text:span></text:p>
      <text:p text:style-name="P12"><text:span text:style-name="T14">Доверительный интервал для коэффициента регрессии.</text:span></text:p>
      <text:p text:style-name="P12"><text:span text:style-name="T14">Проверка гипотез о значении коэффициента регрессии, о значимости регрессии в целом, о линейном ограничени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22:21:41.345000000</meta:creation-date>
    <dc:date>2019-05-07T00:00:25.628000000</dc:date>
    <meta:editing-duration>PT36M17S</meta:editing-duration>
    <meta:editing-cycles>6</meta:editing-cycles>
    <meta:generator>LibreOffice/6.0.1.1$Windows_x86 LibreOffice_project/60bfb1526849283ce2491346ed2aa51c465abfe6</meta:generator>
    <meta:document-statistic meta:table-count="0" meta:image-count="0" meta:object-count="5" meta:page-count="1" meta:paragraph-count="21" meta:word-count="260" meta:character-count="1859" meta:non-whitespace-character-count="1620"/>
  </office:meta>
</office:document-meta>
</file>

<file path=Object 1/content.xml><?xml version="1.0" encoding="utf-8"?>
<math xmlns="http://www.w3.org/1998/Math/MathML" display="block">
  <semantics>
    <mrow>
      <mrow>
        <msub>
          <mi mathvariant="italic">exam</mi>
          <mi>i</mi>
        </msub>
        <mo stretchy="false">=</mo>
        <mrow>
          <msub>
            <mi>β</mi>
            <mn>1</mn>
          </msub>
          <mo stretchy="false">+</mo>
          <msub>
            <mi>β</mi>
            <mn>2</mn>
          </msub>
        </mrow>
      </mrow>
      <mrow>
        <msub>
          <mi mathvariant="italic">midterm</mi>
          <mi>i</mi>
        </msub>
        <mo stretchy="false">+</mo>
        <msub>
          <mi>ϵ</mi>
          <mi>i</mi>
        </msub>
      </mrow>
    </mrow>
    <annotation encoding="StarMath 5.0">exam_i=%beta_1+%beta_2  midterm_i + %epsilon_i</annotation>
  </semantics>
</math>
</file>

<file path=Object 2/content.xml><?xml version="1.0" encoding="utf-8"?>
<math xmlns="http://www.w3.org/1998/Math/MathML" display="block">
  <semantics>
    <msup>
      <mi>R</mi>
      <mn>2</mn>
    </msup>
    <annotation encoding="StarMath 5.0">R^2</annotation>
  </semantics>
</math>
</file>

<file path=Object 3/content.xml><?xml version="1.0" encoding="utf-8"?>
<math xmlns="http://www.w3.org/1998/Math/MathML" display="block">
  <semantics>
    <mrow>
      <mrow>
        <msub>
          <mi mathvariant="italic">exam</mi>
          <mi>i</mi>
        </msub>
        <mo stretchy="false">=</mo>
        <mrow>
          <msub>
            <mi>β</mi>
            <mn>1</mn>
          </msub>
          <mo stretchy="false">+</mo>
          <msub>
            <mi>β</mi>
            <mn>2</mn>
          </msub>
        </mrow>
      </mrow>
      <mrow>
        <msub>
          <mi mathvariant="italic">midterm</mi>
          <mi>i</mi>
        </msub>
        <mo stretchy="false">+</mo>
        <msub>
          <mi>γ</mi>
          <mn>1</mn>
        </msub>
      </mrow>
      <mrow>
        <msub>
          <mi mathvariant="italic">female</mi>
          <mi>i</mi>
        </msub>
        <mo stretchy="false">+</mo>
        <msub>
          <mi>γ</mi>
          <mn>2</mn>
        </msub>
      </mrow>
      <mrow>
        <mrow>
          <msub>
            <mi mathvariant="italic">female</mi>
            <mi>i</mi>
          </msub>
          <mo stretchy="false">×</mo>
          <msub>
            <mi mathvariant="italic">midterm</mi>
            <mi>i</mi>
          </msub>
        </mrow>
        <mo stretchy="false">+</mo>
        <msub>
          <mi>ϵ</mi>
          <mi>i</mi>
        </msub>
      </mrow>
    </mrow>
    <annotation encoding="StarMath 5.0">exam_i=%beta_1+%beta_2  midterm_i + %gamma_1 female_i + %gamma_2 female_i times midterm_i + %epsilon_i</annotation>
  </semantics>
</math>
</file>

<file path=Object 4/content.xml><?xml version="1.0" encoding="utf-8"?>
<math xmlns="http://www.w3.org/1998/Math/MathML" display="block">
  <semantics>
    <mrow>
      <msub>
        <mi>H</mi>
        <mn>0</mn>
      </msub>
      <mi mathvariant="normal">:</mi>
      <mrow>
        <msub>
          <mi>γ</mi>
          <mn>1</mn>
        </msub>
        <mo stretchy="false">=</mo>
        <msub>
          <mi>γ</mi>
          <mn>2</mn>
        </msub>
        <mo stretchy="false">=</mo>
        <mn>0</mn>
      </mrow>
    </mrow>
    <annotation encoding="StarMath 5.0">H_0: %gamma_1 = %gamma_2 = 0</annotation>
  </semantics>
</math>
</file>

<file path=Object 5/content.xml><?xml version="1.0" encoding="utf-8"?>
<math xmlns="http://www.w3.org/1998/Math/MathML" display="block">
  <semantics>
    <mrow>
      <msub>
        <mi>H</mi>
        <mi>A</mi>
      </msub>
      <mi mathvariant="normal">:</mi>
      <mrow>
        <mrow>
          <msubsup>
            <mi>γ</mi>
            <mn>1</mn>
            <mn>2</mn>
          </msubsup>
          <mo stretchy="false">+</mo>
          <msubsup>
            <mi>γ</mi>
            <mn>2</mn>
            <mn>2</mn>
          </msubsup>
        </mrow>
        <mo stretchy="false">&gt;</mo>
        <mn>0</mn>
      </mrow>
    </mrow>
    <annotation encoding="StarMath 5.0">H_A: %gamma^2_1 + %gamma^2_2 &gt; 0</annotation>
  </semantics>
</math>
</file>